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20pt" fo:font-weight="bold" officeooo:rsid="0007113d" officeooo:paragraph-rsid="0007113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5pt" fo:font-weight="normal" officeooo:rsid="0007925b" officeooo:paragraph-rsid="0007925b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07113d" officeooo:paragraph-rsid="000711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07113d" officeooo:paragraph-rsid="000711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7925b" officeooo:paragraph-rsid="0007925b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normal" officeooo:rsid="000e818a" officeooo:paragraph-rsid="000e818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e818a" officeooo:paragraph-rsid="000e818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bold" officeooo:rsid="000e818a" officeooo:paragraph-rsid="000e818a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7925b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Math TeX Gyre" fo:font-size="12pt" fo:font-weight="normal" officeooo:rsid="00095575" officeooo:paragraph-rsid="0009557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95575" officeooo:paragraph-rsid="0007925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95575" officeooo:paragraph-rsid="0009557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Math TeX Gyre" fo:font-size="12pt" fo:font-weight="bold" officeooo:rsid="00095575" officeooo:paragraph-rsid="00095575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07925b" officeooo:paragraph-rsid="0007925b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position="0% 100%"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DejaVu Math TeX Gyre" fo:font-size="12pt" fo:font-style="italic" fo:font-weight="normal" officeooo:rsid="000e818a" officeooo:paragraph-rsid="000e818a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position="0% 100%" style:font-name="DejaVu Math TeX Gyre" fo:font-size="12pt" fo:font-style="italic" fo:font-weight="normal" officeooo:rsid="000f54c7" officeooo:paragraph-rsid="000f54c7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normal" fo:font-weight="normal" officeooo:rsid="000c9a33" officeooo:paragraph-rsid="000acc7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normal" fo:font-weight="normal" officeooo:rsid="000e818a" officeooo:paragraph-rsid="000e818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normal" fo:font-weight="normal" officeooo:rsid="000acc76" officeooo:paragraph-rsid="000acc7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normal" fo:font-weight="normal" officeooo:rsid="000ba4b2" officeooo:paragraph-rsid="000acc7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DejaVu Math TeX Gyre" fo:font-size="12pt" fo:font-style="normal" fo:font-weight="normal" officeooo:rsid="000ba4b2" officeooo:paragraph-rsid="000ba4b2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position="0% 100%" style:font-name="DejaVu Math TeX Gyre" fo:font-size="10pt" fo:font-style="italic" fo:font-weight="normal" officeooo:rsid="000e818a" officeooo:paragraph-rsid="000e818a" style:font-size-asian="8.75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style:text-position="0% 100%" style:font-name="DejaVu Math TeX Gyre" fo:font-size="12pt" fo:font-weight="normal" officeooo:rsid="000acc76" officeooo:paragraph-rsid="0007925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line-through-style="solid" style:text-line-through-type="single" style:text-position="0% 100%"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style:text-position="0% 100%" style:font-name="DejaVu Math TeX Gyre" fo:font-size="12pt" fo:font-style="normal" fo:font-weight="normal" officeooo:rsid="000ba4b2" officeooo:paragraph-rsid="000ba4b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5575"/>
    </style:style>
    <style:style style:name="T3" style:family="text">
      <style:text-properties style:text-position="0% 100%" fo:font-style="normal" style:font-style-asian="normal" style:font-style-complex="normal"/>
    </style:style>
    <style:style style:name="T4" style:family="text">
      <style:text-properties style:text-position="0% 100%" fo:font-style="normal" officeooo:rsid="000c9a33" style:font-style-asian="normal" style:font-style-complex="normal"/>
    </style:style>
    <style:style style:name="T5" style:family="text">
      <style:text-properties style:text-position="0% 100%" fo:font-style="normal" officeooo:rsid="000f5e3c" style:font-style-asian="normal" style:font-style-complex="normal"/>
    </style:style>
    <style:style style:name="T6" style:family="text">
      <style:text-properties style:text-position="0% 100%" fo:font-style="normal" fo:font-weight="bold" officeooo:rsid="000f5e3c" style:font-style-asian="normal" style:font-weight-asian="bold" style:font-style-complex="normal" style:font-weight-complex="bold"/>
    </style:style>
    <style:style style:name="T7" style:family="text">
      <style:text-properties style:text-position="0% 100%" officeooo:rsid="000ba4b2"/>
    </style:style>
    <style:style style:name="T8" style:family="text">
      <style:text-properties style:text-position="0% 100%" officeooo:rsid="000c9a33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fo:font-weight="normal" officeooo:rsid="000f54c7" style:font-weight-asian="normal" style:font-weight-complex="normal"/>
    </style:style>
    <style:style style:name="T11" style:family="text">
      <style:text-properties style:font-name="DejaVu Math TeX Gyre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DejaVu Math TeX Gyre" fo:font-size="12pt" fo:font-weight="normal" officeooo:rsid="0007925b" style:font-size-asian="10.5pt" style:font-weight-asian="normal" style:font-size-complex="12pt" style:font-weight-complex="normal"/>
    </style:style>
    <style:style style:name="T13" style:family="text">
      <style:text-properties style:font-name="DejaVu Math TeX Gyre" fo:font-size="12pt" fo:font-weight="normal" officeooo:rsid="00095575" style:font-size-asian="10.5pt" style:font-weight-asian="normal" style:font-size-complex="12pt" style:font-weight-complex="normal"/>
    </style:style>
    <style:style style:name="T14" style:family="text">
      <style:text-properties style:font-name="DejaVu Math TeX Gyre"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5" style:family="text">
      <style:text-properties officeooo:rsid="00095575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style:text-line-through-style="solid" style:text-line-through-type="single" style:text-position="0% 100%" officeooo:rsid="000acc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roSync: Praktyczna I teoretyczna dokumentacja protokołu transferu danych</text:p>
      <text:p text:style-name="P3"/>
      <text:p text:style-name="P4">Mateusz Dukat</text:p>
      <text:p text:style-name="P4"/>
      <text:p text:style-name="P2">1. Rozpoczęcie połączenia</text:p>
      <text:p text:style-name="P6">1.0 Pre-connection</text:p>
      <text:p text:style-name="P5"/>
      <text:p text:style-name="P5"><text:tab/>Każdy użytkownik posiada aplikacje (daemon, serwis) <text:span text:style-name="T15">[nazywana później aplikacją] </text:span>która jest usługą peer2peer. Na każdym urządzeniu znajduje się w/w usługa która jest zbudowana pod daną architekturę lub dany system.</text:p>
      <text:p text:style-name="P5"/>
      <text:list xml:id="list3416180716" text:style-name="L1">
        <text:list-item>
          <text:p text:style-name="P13">Wymagania poprawnego działania aplikacji:</text:p>
          <text:list>
            <text:list-item>
              <text:p text:style-name="P13">plik konfiguracyjny przechowujący ustawienia</text:p>
            </text:list-item>
            <text:list-item>
              <text:p text:style-name="P19"><text:span text:style-name="T14">klucz prywatny</text:span><text:span text:style-name="T11"> </text:span><text:span text:style-name="T13">(identyczny na różnych urządzeniach)</text:span></text:p>
            </text:list-item>
            <text:list-item>
              <text:p text:style-name="P15">plik binarny aplikacji</text:p>
            </text:list-item>
          </text:list>
        </text:list-item>
      </text:list>
      <text:p text:style-name="P5"/>
      <text:p text:style-name="P12"><text:span text:style-name="T12"><text:tab/></text:span><text:span text:style-name="T13">Na chwilę obecną kluczem prywatnym będzie losowy, 256bitowy (32bajty) ciąg znaków w zakresie znaków ASCII: 0x21 – 0x7E (DEC 33 – 126).</text:span></text:p>
      <text:p text:style-name="P16"/>
      <text:p text:style-name="P18">[TODO]</text:p>
      <text:p text:style-name="P17">Zrobienie <text:span text:style-name="T16">generatora klucza prywatnego</text:span> I ogarnięcie rozesłania go na wszystkie urządzenia które chcemy.</text:p>
      <text:p text:style-name="P17"/>
      <text:p text:style-name="P6">1.1 Otwarcie socketu, handshake</text:p>
      <text:p text:style-name="P5"/>
      <text:p text:style-name="P5"><text:tab/>Aplikacja rozpoczyna połączenie od otwarcia socketu na porcie 1488<text:span text:style-name="T1"> w typie TCP/IP. Socket ma budowe peer’a (lub node’a) I może zarazem odbierać jak I wysyłać dane od drugiego, zbudowanego tak samo Socketu.</text:span></text:p>
      <text:p text:style-name="P20"/>
      <text:p text:style-name="P5"><text:span text:style-name="T1"><text:tab/></text:span><text:span text:style-name="T2">Dla ograniczenia wielkości pakietów podczas transferu, polecenia (GET, PUT, ACK, itd) są rozsyłane w postaci jednego bajtu (8 bitów). [Patrz tabela komend].</text:span></text:p>
      <text:p text:style-name="P16"><text:span text:style-name="T1"><text:tab/>Wielkość buffora transmisji danych uznajemy za 256 bajtów, resztą zajmuje się biblioteka Socket dla danego urządzenia (dzielenia bufferu na mniejsze części I transfer warstwą TCP).</text:span></text:p>
      <text:p text:style-name="P22"/>
      <text:p text:style-name="P8"><text:span text:style-name="T1"><text:tab/></text:span><text:span text:style-name="T4">Handshake polega na wysłaniu drugiej stronie komendy “HDS” z hashem md5 klucza prywatnego zasolonego kluczem hardkodowanym, gdzie w losowych miejscach zostają wstawione </text:span><text:span text:style-name="T5">losowe </text:span><text:span text:style-name="T4">bajty </text:span><text:span text:style-name="T6">(z zakresu DEC 48-57 I 97-102)</text:span><text:span text:style-name="T4"> polegające na “próbie klucza”. Druga strona musi sprawdzić hash md5 z solą swojego klucza I sprawdzić które bajty zostały wstawione, wtedy z tych bajtów wykonać kolejny hash md5 z solą klucza hardkodowanego I odesłać go w odpowiedzi.</text:span></text:p>
      <text:p text:style-name="P25"/>
      <text:p text:style-name="P25"><text:soft-page-break/><text:tab/>Przykład w/w algorytmu został zaprezentowany w pliku “algo1.py” w katalogu “/Usoro/python/testy/”.</text:p>
      <text:p text:style-name="P25"/>
      <text:p text:style-name="P10"><text:span text:style-name="T4">S</text:span><text:span text:style-name="T3">trona o niższym ID:</text:span></text:p>
      <text:p text:style-name="P9"><text:span text:style-name="T8">L</text:span><text:span text:style-name="T1">osowe_bajty[4] = rand(), rand(), rand(), rand()</text:span></text:p>
      <text:p text:style-name="P23">Hash_md5 = md5( Klucz Prywatny, Klucz Hardkodowany )</text:p>
      <text:p text:style-name="P23">**wstaw losowo Losowe_bajty do Hash_md5**</text:p>
      <text:p text:style-name="P23">**wyślij Hash_md5 z losowymi bajtami do drugiej strony**</text:p>
      <text:p text:style-name="P23">Pakiet = Komenda HDS, sizeof( Hash_md5 )*, Hash_md5, 0x00</text:p>
      <text:p text:style-name="P23"/>
      <text:p text:style-name="P30">*sizeof( Hash_md5 ) ma wielkość typu fixed o wielkości 1 bajta</text:p>
      <text:p text:style-name="P23"/>
      <text:p text:style-name="P26">Strona o wyższym ID:</text:p>
      <text:p text:style-name="P23">Hash_md5 = md5( Klucz Prywatny, Klucz Hardkodowany )</text:p>
      <text:p text:style-name="P23">**rozpoznanie które bajty się nie zgadzają**</text:p>
      <text:p text:style-name="P23">Powrotna_wiadomość = md5( Bajty z hashu, Klucz Hardkodowany )</text:p>
      <text:p text:style-name="P23">**odesłanie pakietu Powrotna_wiadomość**</text:p>
      <text:p text:style-name="P23"/>
      <text:p text:style-name="P26">Strona o niższym ID:</text:p>
      <text:p text:style-name="P11"><text:span text:style-name="T9">**</text:span><text:span text:style-name="T10">sprawdź czy hashe bajtów się zgadzają**</text:span></text:p>
      <text:p text:style-name="P24">md5( Losowe_bajty, Klucz Hardkodowany ) == Powrotna_wiadomość</text:p>
      <text:p text:style-name="P24">**jeśli się zgadzają, kontynuacja połączenia**</text:p>
      <text:p text:style-name="P24">**jeśli nie, przerwij połączenie niezwocznie**</text:p>
      <text:p text:style-name="P23"/>
      <text:p text:style-name="P22"/>
      <text:p text:style-name="P8"><text:span text:style-name="T1"><text:tab/></text:span><text:span text:style-name="T3">Obecnie za hardkodowany klucz uznajemy ciąg bajtów “2137” który w postaci binarnej wygląda następująco:</text:span></text:p>
      <text:p text:style-name="P21">0x02, 0x01, 0x03, 0x07</text:p>
      <text:p text:style-name="P21"/>
      <text:p text:style-name="P27"><text:tab/>Dla większego bezpieczeństwa możemy w kodzie programu wykonać działanie którego sumą będzie ciąg 2137, np:</text:p>
      <text:p text:style-name="P27"/>
      <text:p text:style-name="P21">int hardcode[4];</text:p>
      <text:p text:style-name="P21">hardcode[0] = 4/2;</text:p>
      <text:p text:style-name="P21">hardcode[1] = (997-996.5)*2;</text:p>
      <text:p text:style-name="P21">hardcode[2] = sqrt(9);</text:p>
      <text:p text:style-name="P7"><text:span text:style-name="T1">hardcode[3] = </text:span><text:span text:style-name="T7">6++;</text:span></text:p>
      <text:p text:style-name="P28"/>
      <text:p text:style-name="P28"><text:tab/>Spowoduje to brak ciągu znaków “2137” w sekcji .data kodu, co wpłynie na czas próby inżynierii odwrotnej pliku binarnego I odnalezienia klucza hardkodowanego.</text:p>
      <text:p text:style-name="P28"/>
      <text:p text:style-name="P29">[TODO]</text:p>
      <text:p text:style-name="P29">- wprowadzenie ID urządzeń (im niższe ID, tym urządzenie ma być wyżej w stacku urządzeń == ma się połączyć pierwsze) co pozwoli zarządzać powiązanymi urządzeniami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7:24:24.158779342</meta:creation-date>
    <dc:date>2018-06-30T21:12:53.946821082</dc:date>
    <meta:editing-duration>PT14M4S</meta:editing-duration>
    <meta:editing-cycles>4</meta:editing-cycles>
    <meta:generator>LibreOffice/6.0.4.2$Linux_X86_64 LibreOffice_project/00m0$Build-2</meta:generator>
    <meta:document-statistic meta:table-count="0" meta:image-count="0" meta:object-count="0" meta:page-count="2" meta:paragraph-count="46" meta:word-count="464" meta:character-count="3302" meta:non-whitespace-character-count="2876"/>
  </office:meta>
</office:document-meta>
</file>